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P2" style:family="paragraph" style:parent-style-name="Table_20_Contents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Bitstream Charter" fo:font-size="12pt" style:font-size-asian="12pt" style:font-size-complex="12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Bitstream Charter" fo:font-size="12pt" style:font-size-asian="12pt" style:font-size-complex="12pt"/>
    </style:style>
    <style:style style:name="P8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utes of Meeting </text:p>
      <text:p text:style-name="P7"><text:span text:style-name="T2">GMRT</text:span><text:span text:style-name="T2"><text:tab/></text:span><text:tab/><text:tab/><text:tab/><text:tab/><text:span text:style-name="T2">Minutes of Meeting</text:span></text:p>
      <text:p text:style-name="P7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3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3"><text:s/>3<text:span text:style-name="T1">Rd</text:span> February 2015 Time : 3.00 PM to 4.45 PM , GMRT conference <text:s/>room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3">NGK, SN, DBB,SSS,SNK &amp; RRU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3">In House CMS development </text:p>
          </table:table-cell>
        </table:table-row>
        <table:table-row table:style-name="Table1.5">
          <table:table-cell table:style-name="Table1.A4" office:value-type="string">
            <text:p text:style-name="P5">Highlights</text:p>
            <text:p text:style-name="P5">and items</text:p>
            <text:p text:style-name="P5">discussed </text:p>
          </table:table-cell>
          <table:table-cell table:style-name="Table1.B2" office:value-type="string">
            <text:p text:style-name="P4"><text:s text:c="9"/></text:p>
            <text:list xml:id="list20374431251" text:style-name="L1">
              <text:list-item>
                <text:p text:style-name="P8">RRU updated CPK &amp; he is working on FPS system interfacing with Online_v2.</text:p>
                <text:p text:style-name="P8">- NULL command is working.</text:p>
                <text:p text:style-name="P8">- We could rotate the FPS motor in FPS lab for once.</text:p>
                <text:p text:style-name="P8">- Some of the read commands are working. Set commands are giving Check sum <text:s/>error. Stop command is working.</text:p>
                <text:p text:style-name="P8"># Indent for server class machine has to be raised fresh.</text:p>
                <text:p text:style-name="P8"/>
              </text:list-item>
              <text:list-item>
                <text:p text:style-name="P8">SNK created a user registration &amp; login monitoring page .</text:p>
                <text:p text:style-name="P8"># Gave demo is Telemetry Lab.</text:p>
                <text:p text:style-name="P8"/>
              </text:list-item>
              <text:list-item>
                <text:p text:style-name="P8">DBB updated that he has implemented interface for PHP, Perl &amp; Python for NOVAS library. </text:p>
                <text:p text:style-name="P8">- Finished writing example codes.</text:p>
                <text:p text:style-name="P8"># Gave demo of interface for PHP, Perl &amp; Python for NOVAS library in Telemetry Lab.</text:p>
              </text:list-item>
            </text:list>
            <text:p text:style-name="P2"/>
            <text:list xml:id="list232751538" text:continue-numbering="true" text:style-name="L1">
              <text:list-item>
                <text:p text:style-name="P8">SSS updated that he has created images of around 80 source from point source analysis software. </text:p>
                <text:p text:style-name="P8"># NGK asked SSS to get it tested from some more users.</text:p>
                <text:p text:style-name="P8"/>
              </text:list-item>
              <text:list-item>
                <text:p text:style-name="P8">SN updated that Mr. Rahul Bhor has been selected in Telemetry Lab for 1 year as trainee visiting engineer.</text:p>
              </text:list-item>
            </text:list>
            <text:p text:style-name="P1"><text:s text:c="22"/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2-03T17:09:37</dc:date>
    <dc:creator>teleset </dc:creator>
    <meta:editing-duration>P2DT14H1M45S</meta:editing-duration>
    <meta:editing-cycles>638</meta:editing-cycles>
    <meta:generator>LibreOffice/3.4$Linux LibreOffice_project/340m1$Build-602</meta:generator>
    <meta:document-statistic meta:table-count="1" meta:image-count="0" meta:object-count="0" meta:page-count="1" meta:paragraph-count="29" meta:word-count="218" meta:character-count="1172" meta:non-whitespace-character-count="949"/>
  </office:meta>
</office:document-meta>
</file>